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F1000001BA0000011C5410868624C4506C.svg" manifest:media-type="image/svg+xml"/>
  <manifest:file-entry manifest:full-path="Pictures/100004F0000001D50000013798C60ACE455A0FE9.svg" manifest:media-type="image/svg+xml"/>
  <manifest:file-entry manifest:full-path="Pictures/100003DA000001C1000001AC7B3947888E49266F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0.796cm" fo:margin-left="-1.921cm" fo:margin-right="-1.875cm" table:align="margins"/>
    </style:style>
    <style:style style:name="Tableau1.A" style:family="table-column">
      <style:table-column-properties style:column-width="4.604cm" style:rel-column-width="14507*"/>
    </style:style>
    <style:style style:name="Tableau1.B" style:family="table-column">
      <style:table-column-properties style:column-width="16.193cm" style:rel-column-width="51028*"/>
    </style:style>
    <style:style style:name="Tableau1.A1" style:family="table-cell">
      <style:table-cell-properties fo:background-color="#b2b2b2" fo:padding="0cm" fo:border="none">
        <style:background-image/>
      </style:table-cell-properties>
    </style:style>
    <style:style style:name="Tableau1.B1" style:family="table-cell">
      <style:table-cell-properties fo:padding="0cm" fo:border="none"/>
    </style:style>
    <style:style style:name="Tableau1.2" style:family="table-row">
      <style:table-row-properties style:min-row-height="8.763cm"/>
    </style:style>
    <style:style style:name="Tableau1.B2" style:family="table-cell">
      <style:table-cell-properties fo:padding="0cm" fo:border="none"/>
    </style:style>
    <style:style style:name="Tableau1.3" style:family="table-row">
      <style:table-row-properties style:min-row-height="4.447cm"/>
    </style:style>
    <style:style style:name="Tableau1.B3" style:family="table-cell">
      <style:table-cell-properties fo:padding="0cm" fo:border="none"/>
    </style:style>
    <style:style style:name="Tableau1.4" style:family="table-row">
      <style:table-row-properties style:min-row-height="3.829cm"/>
    </style:style>
    <style:style style:name="Tableau1.B4" style:family="table-cell">
      <style:table-cell-properties fo:padding="0cm" fo:border="none"/>
    </style:style>
    <style:style style:name="Tableau1.5" style:family="table-row">
      <style:table-row-properties style:min-row-height="3.928cm"/>
    </style:style>
    <style:style style:name="Tableau1.A5" style:family="table-cell">
      <style:table-cell-properties fo:padding="0cm" fo:border="none"/>
    </style:style>
    <style:style style:name="Tableau1.B5" style:family="table-cell">
      <style:table-cell-properties fo:padding="0cm" fo:border="none"/>
    </style:style>
    <style:style style:name="P1" style:family="paragraph" style:parent-style-name="Standard" style:master-page-name="">
      <style:paragraph-properties fo:margin-left="-1.3cm" fo:margin-right="-1.199cm" fo:text-indent="0cm" style:auto-text-indent="false" style:page-number="auto"/>
      <style:text-properties style:font-name="Roboto"/>
    </style:style>
    <style:style style:name="P2" style:family="paragraph" style:parent-style-name="Standard">
      <style:paragraph-properties fo:margin-left="-1.3cm" fo:margin-right="-1.199cm" fo:text-indent="0cm" style:auto-text-indent="false"/>
    </style:style>
    <style:style style:name="P3" style:family="paragraph" style:parent-style-name="Standard">
      <style:paragraph-properties fo:margin-left="-1.3cm" fo:margin-right="-1.199cm" fo:text-indent="0cm" style:auto-text-indent="false"/>
      <style:text-properties style:font-name="Roboto"/>
    </style:style>
    <style:style style:name="P4" style:family="paragraph" style:parent-style-name="Table_20_Contents">
      <style:text-properties fo:color="#0066b3" style:font-name="Roboto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-1.199cm" fo:text-indent="0cm" style:auto-text-indent="false"/>
    </style:style>
    <style:style style:name="P6" style:family="paragraph" style:parent-style-name="Standard">
      <style:paragraph-properties fo:margin-left="0cm" fo:margin-right="-1.199cm" fo:text-indent="0cm" style:auto-text-indent="false"/>
      <style:text-properties style:font-name="Roboto"/>
    </style:style>
    <style:style style:name="P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2pt" fo:font-weight="bold" officeooo:paragraph-rsid="002d19ab" style:font-size-asian="12pt" style:font-weight-asian="bold" style:font-size-complex="12pt" style:font-weight-complex="bold"/>
    </style:style>
    <style:style style:name="P1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8pt" fo:font-weight="bold" style:font-size-asian="7pt" style:font-weight-asian="bold" style:font-size-complex="8pt" style:font-weight-complex="bold"/>
    </style:style>
    <style:style style:name="P1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8pt" fo:font-weight="bold" fo:background-color="transparent" style:font-size-asian="7pt" style:font-weight-asian="bold" style:font-size-complex="8pt" style:font-weight-complex="bold"/>
    </style:style>
    <style:style style:name="P13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3pt" fo:font-weight="bold" fo:background-color="transparent" style:font-size-asian="13pt" style:font-weight-asian="bold" style:font-size-complex="13pt" style:font-weight-complex="bold"/>
    </style:style>
    <style:style style:name="P14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officeooo:rsid="002d19ab" officeooo:paragraph-rsid="002d19ab" style:font-size-asian="13pt" style:font-weight-asian="bold" style:font-size-complex="13pt" style:font-weight-complex="bold"/>
    </style:style>
    <style:style style:name="P1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6pt" fo:font-weight="bold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paragraph-rsid="001fc264" fo:background-color="transparent" style:font-size-asian="10pt" style:font-weight-asian="normal" style:font-size-complex="10pt" style:font-weight-complex="normal"/>
    </style:style>
    <style:style style:name="P19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rsid="002d19ab" officeooo:paragraph-rsid="002d19ab" style:font-size-asian="10pt" style:font-weight-asian="normal" style:font-size-complex="10pt" style:font-weight-complex="normal"/>
    </style:style>
    <style:style style:name="P21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rsid="002e5cad" officeooo:paragraph-rsid="002e5cad" style:font-size-asian="10pt" style:font-weight-asian="normal" style:font-size-complex="10pt" style:font-weight-complex="normal"/>
    </style:style>
    <style:style style:name="P2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style="italic" fo:font-weight="normal" officeooo:paragraph-rsid="001fc264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style="italic" fo:font-weight="normal" officeooo:paragraph-rsid="002d19ab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6pt" fo:font-weight="normal" style:font-size-asian="6pt" style:font-weight-asian="normal" style:font-size-complex="6pt" style:font-weight-complex="normal"/>
    </style:style>
    <style:style style:name="P26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6pt" fo:font-weight="normal" officeooo:rsid="002d19ab" officeooo:paragraph-rsid="002d19ab" style:font-size-asian="5.25pt" style:font-weight-asian="normal" style:font-size-complex="6pt" style:font-weight-complex="normal"/>
    </style:style>
    <style:style style:name="P2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officeooo:paragraph-rsid="001fc264" fo:background-color="transparent"/>
    </style:style>
    <style:style style:name="P2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style:font-size-asian="10pt" style:font-size-complex="10pt"/>
    </style:style>
    <style:style style:name="P29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style:font-size-asian="10pt" style:font-size-complex="10pt"/>
    </style:style>
    <style:style style:name="P30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officeooo:paragraph-rsid="002d19ab" style:font-size-asian="10pt" style:font-size-complex="10pt"/>
    </style:style>
    <style:style style:name="P3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officeooo:paragraph-rsid="001fc264" style:font-size-asian="10pt" style:font-size-complex="10pt"/>
    </style:style>
    <style:style style:name="P3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fo:font-style="italic" fo:font-weight="normal" officeooo:paragraph-rsid="001fc264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normal" officeooo:paragraph-rsid="002d19ab" style:font-size-asian="10pt" style:font-weight-asian="normal" style:font-size-complex="10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6pt" fo:font-weight="normal" officeooo:paragraph-rsid="00232978" style:font-size-asian="5.25pt" style:font-weight-asian="normal" style:font-size-complex="6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/>
    </style:style>
    <style:style style:name="P38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font-variant="normal" fo:text-transform="none" style:use-window-font-color="true" style:text-line-through-style="none" style:text-line-through-type="none" style:font-name="Liberation Sans Narrow" fo:font-size="10pt" fo:letter-spacing="normal" fo:font-style="italic" style:text-underline-style="none" fo:font-weight="normal" officeooo:paragraph-rsid="001fc264" style:text-blinking="false" fo:background-color="transparent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Table_20_Contents" style:list-style-name="L1">
      <loext:graphic-properties draw:fill="none"/>
      <style:paragraph-properties fo:background-color="transparent" text:number-lines="false" text:line-number="0"/>
      <style:text-properties style:font-name="Liberation Sans Narrow" fo:font-size="10pt" fo:font-weight="normal" officeooo:paragraph-rsid="001fc264" style:font-size-asian="10pt" style:font-weight-asian="normal" style:font-size-complex="10pt" style:font-weight-complex="normal"/>
    </style:style>
    <style:style style:name="P40" style:family="paragraph" style:parent-style-name="Table_20_Contents" style:list-style-name="L3">
      <loext:graphic-properties draw:fill="none"/>
      <style:paragraph-properties fo:background-color="transparent" text:number-lines="false" text:line-number="0"/>
      <style:text-properties style:font-name="Liberation Sans Narrow" fo:font-size="10pt" officeooo:paragraph-rsid="00275051" style:font-size-asian="10pt" style:font-size-complex="10pt"/>
    </style:style>
    <style:style style:name="P41" style:family="paragraph" style:parent-style-name="Table_20_Contents" style:list-style-name="L6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 style:list-style-name="L8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 style:list-style-name="L10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 style:list-style-name="L12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 style:list-style-name="L15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weight="normal" fo:background-color="transparent" style:font-size-asian="10pt" style:font-weight-asian="normal" style:font-size-complex="10pt" style:font-weight-complex="normal"/>
    </style:style>
    <style:style style:name="P46" style:family="paragraph" style:parent-style-name="Table_20_Contents" style:list-style-name="L17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weight="normal" officeooo:paragraph-rsid="002d19ab" fo:background-color="transparent" style:font-size-asian="10pt" style:font-weight-asian="normal" style:font-size-complex="10pt" style:font-weight-complex="normal"/>
    </style:style>
    <style:style style:name="P47" style:family="paragraph" style:parent-style-name="Table_20_Contents" style:list-style-name="L19">
      <loext:graphic-properties draw:fill="none"/>
      <style:paragraph-properties fo:background-color="transparent" text:number-lines="false" text:line-number="0"/>
      <style:text-properties style:use-window-font-color="true" style:font-name="Liberation Sans Narrow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 style:list-style-name="L8">
      <loext:graphic-properties draw:fill="none"/>
      <style:paragraph-properties fo:background-color="transparent" text:number-lines="false" text:line-number="0"/>
    </style:style>
    <style:style style:name="P49" style:family="paragraph" style:parent-style-name="Table_20_Contents" style:list-style-name="L18">
      <loext:graphic-properties draw:fill="none"/>
      <style:paragraph-properties fo:background-color="transparent" text:number-lines="false" text:line-number="0"/>
    </style:style>
    <style:style style:name="P50" style:family="paragraph" style:parent-style-name="Table_20_Contents" style:list-style-name="L20">
      <loext:graphic-properties draw:fill="none"/>
      <style:paragraph-properties fo:background-color="transparent" text:number-lines="false" text:line-number="0"/>
      <style:text-properties officeooo:paragraph-rsid="002faf5e"/>
    </style:style>
    <style:style style:name="P51" style:family="paragraph" style:parent-style-name="Table_20_Contents" style:list-style-name="L18">
      <loext:graphic-properties draw:fill="none"/>
      <style:paragraph-properties fo:background-color="transparent" text:number-lines="false" text:line-number="0"/>
      <style:text-properties officeooo:rsid="0030bc87" officeooo:paragraph-rsid="0030bc87"/>
    </style:style>
    <style:style style:name="P52" style:family="paragraph" style:parent-style-name="Table_20_Contents" style:list-style-name="L18">
      <loext:graphic-properties draw:fill="none"/>
      <style:paragraph-properties fo:background-color="transparent" text:number-lines="false" text:line-number="0"/>
      <style:text-properties officeooo:rsid="0032363c" officeooo:paragraph-rsid="0032363c"/>
    </style:style>
    <style:style style:name="P53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officeooo:rsid="002faf5e" officeooo:paragraph-rsid="002faf5e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font-name="Liberation Sans Narrow" fo:font-size="10pt" fo:font-weight="bold" officeooo:rsid="002faf5e" officeooo:paragraph-rsid="002faf5e" style:font-size-asian="10pt" style:font-weight-asian="bold" style:font-size-complex="10pt" style:font-weight-complex="bold"/>
    </style:style>
    <style:style style:name="P5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fo:font-style="italic" fo:font-weight="normal" officeooo:paragraph-rsid="001fc264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10pt" fo:font-style="italic" fo:font-weight="normal" officeooo:paragraph-rsid="0032363c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Table_20_Contents">
      <loext:graphic-properties draw:fill="none"/>
      <style:paragraph-properties fo:margin-left="0.199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Liberation Sans Narrow" fo:font-size="14pt" fo:font-weight="bold" officeooo:rsid="001fbbb1" officeooo:paragraph-rsid="001fbbb1" style:font-size-asian="14pt" style:font-weight-asian="bold" style:font-size-complex="14pt" style:font-weight-complex="bold"/>
    </style:style>
    <style:style style:name="P59" style:family="paragraph" style:parent-style-name="Table_20_Contents" style:list-style-name="L4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2pt" style:font-size-asian="1.75pt" style:font-size-complex="2pt"/>
    </style:style>
    <style:style style:name="P60" style:family="paragraph" style:parent-style-name="Table_20_Contents" style:list-style-name="L2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4pt" fo:font-weight="normal" style:font-size-asian="3.5pt" style:font-weight-asian="normal" style:font-size-complex="4pt" style:font-weight-complex="normal"/>
    </style:style>
    <style:style style:name="P6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4pt" officeooo:paragraph-rsid="001fc264" style:font-size-asian="3.5pt" style:font-size-complex="4pt"/>
    </style:style>
    <style:style style:name="P6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font-name="Liberation Sans Narrow" fo:font-size="4pt" fo:font-style="italic" fo:font-weight="normal" officeooo:paragraph-rsid="001fc264" style:font-size-asian="3.5pt" style:font-style-asian="italic" style:font-weight-asian="normal" style:font-size-complex="4pt" style:font-style-complex="italic" style:font-weight-complex="normal"/>
    </style:style>
    <style:style style:name="P63" style:family="paragraph" style:parent-style-name="Table_20_Contents" style:list-style-name="L16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6pt" fo:font-weight="normal" fo:background-color="transparent" style:font-size-asian="6pt" style:font-weight-asian="normal" style:font-size-complex="6pt" style:font-weight-complex="normal"/>
    </style:style>
    <style:style style:name="P64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6pt" fo:font-weight="normal" officeooo:rsid="002e5cad" officeooo:paragraph-rsid="002d19ab" style:font-size-asian="5.25pt" style:font-weight-asian="normal" style:font-size-complex="6pt" style:font-weight-complex="normal"/>
    </style:style>
    <style:style style:name="P6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style="normal" fo:font-weight="normal" officeooo:rsid="002faf5e" officeooo:paragraph-rsid="002faf5e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rsid="002e5cad" officeooo:paragraph-rsid="002d19ab" style:font-size-asian="10pt" style:font-weight-asian="normal" style:font-size-complex="10pt" style:font-weight-complex="normal"/>
    </style:style>
    <style:style style:name="P67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normal" officeooo:rsid="0030bc87" officeooo:paragraph-rsid="0030bc87" style:font-size-asian="10pt" style:font-weight-asian="normal" style:font-size-complex="10pt" style:font-weight-complex="normal"/>
    </style:style>
    <style:style style:name="P68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style:use-window-font-color="true" style:font-name="Liberation Sans Narrow" fo:font-size="10pt" fo:font-weight="bold" officeooo:paragraph-rsid="002d19ab" style:font-size-asian="10pt" style:font-weight-asian="bold" style:font-size-complex="10pt" style:font-weight-complex="bold"/>
    </style:style>
    <style:style style:name="P69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10pt" fo:font-style="italic" fo:font-weight="normal" officeooo:paragraph-rsid="002faf5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 style:list-style-name="L7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4pt" fo:font-style="normal" fo:font-weight="normal" fo:background-color="transparent" style:font-size-asian="3.5pt" style:font-style-asian="normal" style:font-weight-asian="normal" style:font-size-complex="4pt" style:font-style-complex="normal" style:font-weight-complex="normal"/>
    </style:style>
    <style:style style:name="P71" style:family="paragraph" style:parent-style-name="Table_20_Contents" style:list-style-name="L9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4pt" fo:font-style="normal" fo:font-weight="normal" fo:background-color="transparent" style:font-size-asian="3.5pt" style:font-style-asian="normal" style:font-weight-asian="normal" style:font-size-complex="4pt" style:font-style-complex="normal" style:font-weight-complex="normal"/>
    </style:style>
    <style:style style:name="P72" style:family="paragraph" style:parent-style-name="Table_20_Contents" style:list-style-name="L11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4pt" fo:font-style="normal" fo:font-weight="normal" fo:background-color="transparent" style:font-size-asian="3.5pt" style:font-style-asian="normal" style:font-weight-asian="normal" style:font-size-complex="4pt" style:font-style-complex="normal" style:font-weight-complex="normal"/>
    </style:style>
    <style:style style:name="P73" style:family="paragraph" style:parent-style-name="Table_20_Contents" style:list-style-name="L13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style:use-window-font-color="true" style:font-name="Liberation Sans Narrow" fo:font-size="4pt" fo:font-style="normal" fo:font-weight="normal" officeooo:paragraph-rsid="002faf5e" fo:background-color="transparent" style:font-size-asian="3.5pt" style:font-style-asian="normal" style:font-weight-asian="normal" style:font-size-complex="4pt" style:font-style-complex="normal" style:font-weight-complex="normal"/>
    </style:style>
    <style:style style:name="P74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officeooo:rsid="002faf5e" officeooo:paragraph-rsid="002faf5e" style:font-size-asian="13pt" style:font-weight-asian="bold" style:font-size-complex="13pt" style:font-weight-complex="bold"/>
    </style:style>
    <style:style style:name="P75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style:font-size-asian="13pt" style:font-weight-asian="bold" style:font-size-complex="13pt" style:font-weight-complex="bold"/>
    </style:style>
    <style:style style:name="P76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officeooo:rsid="0030bc87" officeooo:paragraph-rsid="0030bc87" fo:background-color="transparent" style:font-size-asian="13pt" style:font-weight-asian="bold" style:font-size-complex="13pt" style:font-weight-complex="bold"/>
    </style:style>
    <style:style style:name="P77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13pt" fo:font-weight="bold" officeooo:rsid="0032d7b3" officeooo:paragraph-rsid="0030bc87" fo:background-color="transparent" style:font-size-asian="13pt" style:font-weight-asian="bold" style:font-size-complex="13pt" style:font-weight-complex="bold"/>
    </style:style>
    <style:style style:name="P78" style:family="paragraph" style:parent-style-name="Table_20_Contents">
      <loext:graphic-properties draw:fill="none"/>
      <style:paragraph-properties fo:margin-left="0.199cm" fo:margin-right="0cm" fo:line-height="115%" fo:text-indent="0cm" style:auto-text-indent="false" fo:background-color="transparent" text:number-lines="false" text:line-number="0"/>
      <style:text-properties fo:color="#0066b3" style:font-name="Liberation Sans Narrow" fo:font-size="6pt" fo:font-weight="bold" officeooo:paragraph-rsid="002d19ab" style:font-size-asian="5.25pt" style:font-weight-asian="bold" style:font-size-complex="6pt" style:font-weight-complex="bold"/>
    </style:style>
    <style:style style:name="P79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66b3" style:font-name="Liberation Sans Narrow" fo:font-size="12pt" fo:font-style="normal" fo:font-weight="bold" officeooo:paragraph-rsid="002faf5e" fo:background-color="transparent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paragraph-rsid="002faf5e"/>
    </style:style>
    <style:style style:name="P81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paragraph-rsid="001fc264"/>
    </style:style>
    <style:style style:name="P82" style:family="paragraph">
      <loext:graphic-properties draw:fill="solid" draw:fill-color="#4c4c4c"/>
      <style:paragraph-properties fo:text-align="center"/>
    </style:style>
    <style:style style:name="P83" style:family="paragraph">
      <loext:graphic-properties draw:fill="none" draw:fill-color="#ffffff"/>
      <style:text-properties fo:color="#eeeeee" style:font-name="Roboto"/>
    </style:style>
    <style:style style:name="P8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264" style:font-weight-asian="bold" style:font-weight-complex="bold"/>
    </style:style>
    <style:style style:name="T3" style:family="text">
      <style:text-properties fo:font-weight="bold" officeooo:rsid="002e5cad" style:font-weight-asian="bold" style:font-weight-complex="bold"/>
    </style:style>
    <style:style style:name="T4" style:family="text">
      <style:text-properties fo:font-weight="bold" officeooo:rsid="002faf5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2faf5e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30bc87" style:font-size-asian="10pt" style:font-weight-asian="normal" style:font-size-complex="10pt" style:font-weight-complex="normal"/>
    </style:style>
    <style:style style:name="T11" style:family="text">
      <style:text-properties style:use-window-font-color="true" fo:font-size="10pt" style:font-size-asian="10pt" style:font-size-complex="10pt"/>
    </style:style>
    <style:style style:name="T12" style:family="text">
      <style:text-properties style:use-window-font-color="true" fo:font-size="10pt" officeooo:rsid="00213469" style:font-size-asian="10pt" style:font-size-complex="10pt"/>
    </style:style>
    <style:style style:name="T13" style:family="text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use-window-font-color="true" style:font-name="Liberation Sans Narrow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font-name="Liberation Sans Narrow" fo:font-size="10pt" fo:font-style="normal" fo:font-weight="normal" officeooo:rsid="001fc26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use-window-font-color="true" style:font-name="Liberation Sans Narrow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use-window-font-color="true" style:font-name="Liberation Sans Narrow" fo:font-size="10pt" fo:font-weight="normal" officeooo:rsid="00213469" style:font-size-asian="10pt" style:font-weight-asian="normal" style:font-size-complex="10pt" style:font-weight-complex="normal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fo:font-size="10pt" fo:letter-spacing="normal" fo:font-style="italic" style:text-underline-style="none" fo:font-weight="normal" style:text-blinking="false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1fbbb1"/>
    </style:style>
    <style:style style:name="T23" style:family="text">
      <style:text-properties style:font-name="Liberation Sans Narrow" fo:font-size="10pt" style:font-size-asian="10pt" style:font-size-complex="10pt"/>
    </style:style>
    <style:style style:name="T24" style:family="text"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282a9c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officeooo:rsid="002d19ab"/>
    </style:style>
    <style:style style:name="T30" style:family="text">
      <style:text-properties officeooo:rsid="002faf5e"/>
    </style:style>
    <style:style style:name="T31" style:family="text">
      <style:text-properties officeooo:rsid="0030bc87"/>
    </style:style>
    <style:style style:name="T32" style:family="text">
      <style:text-properties officeooo:rsid="0032d7b3"/>
    </style:style>
    <style:style style:name="T33" style:family="text">
      <style:text-properties fo:color="#eeeeee" style:font-name="Roboto" fo:font-size="24pt" style:font-size-asian="20pt" style:font-size-complex="24pt"/>
    </style:style>
    <style:style style:name="T34" style:family="text">
      <style:text-properties fo:color="#eeeeee" style:font-name="Roboto"/>
    </style:style>
    <style:style style:name="T35" style:family="text">
      <style:text-properties fo:color="#eeeeee" style:text-position="super 58%" style:font-name="Roboto"/>
    </style:style>
    <text:list-style style:name="L1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2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0.635cm" fo:text-indent="-0.635cm" fo:margin-left="0.635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4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image text:level="1" xlink:href="Pictures/100003DA000001C1000001AC7B3947888E49266F.svg" xlink:type="simple" xlink:show="embed" xlink:actuate="onLoad">
        <style:list-level-properties text:list-level-position-and-space-mode="label-alignment" style:vertical-pos="middle" style:vertical-rel="line" fo:width="0.45cm" fo:height="0.429cm">
          <style:list-level-label-alignment text:label-followed-by="listtab" text:list-tab-stop-position="1.27cm" fo:text-indent="0.279cm" fo:margin-left="0.22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7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8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9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0.635cm" fo:text-indent="-0.635cm" fo:margin-left="0.635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0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3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0.199cm" fo:text-indent="-0.635cm" fo:margin-left="0.19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</text:list-style>
    <text:list-style style:name="L14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0.635cm" fo:text-indent="-0.635cm" fo:margin-left="0.635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5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6">
      <text:list-level-style-image text:level="1" xlink:href="Pictures/100002F1000001BA0000011C5410868624C4506C.svg" xlink:type="simple" xlink:show="embed" xlink:actuate="onLoad">
        <style:list-level-properties text:list-level-position-and-space-mode="label-alignment" style:vertical-pos="middle" style:vertical-rel="line" fo:width="0.443cm" fo:height="0.284cm">
          <style:list-level-label-alignment text:label-followed-by="listtab" text:list-tab-stop-position="0.635cm" fo:text-indent="-0.635cm" fo:margin-left="0.635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8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19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text:list-style style:name="L20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009cm" fo:text-indent="-0.635cm" fo:margin-left="4.009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54cm" fo:text-indent="-0.635cm" fo:margin-left="8.4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24cm" fo:text-indent="-0.635cm" fo:margin-left="9.724cm"/>
        </style:list-level-properties>
      </text:list-level-style-bullet>
    </text:list-style>
    <style:style style:name="gr1" style:family="graphic">
      <style:graphic-properties draw:fill="solid" draw:fill-color="#4c4c4c" draw:textarea-horizontal-align="justify" draw:textarea-vertical-align="middle" draw:auto-grow-height="false" fo:min-height="4.103cm" fo:min-width="21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889cm" fo:min-width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Forme2" draw:style-name="gr2" draw:text-style-name="P83" svg:width="16.153cm" svg:height="1.479cm" svg:x="2.706cm" svg:y="-1.122cm"><draw:text-box><text:p><text:span text:style-name="T33">Candidature pour un stage en Informatique</text:span></text:p></draw:text-box></draw:frame><draw:custom-shape text:anchor-type="paragraph" draw:z-index="3" draw:name="Forme4" draw:style-name="gr4" draw:text-style-name="P84" svg:width="4.155cm" svg:height="4.082cm" svg:x="-1.727cm" svg:y="-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" draw:text-style-name="P82" svg:width="21.035cm" svg:height="4.104cm" svg:x="-2.071cm" svg:y="-2cm"><text:p/><draw:enhanced-geometry svg:viewBox="0 0 21600 21600" draw:type="rectangle" draw:enhanced-path="M 0 0 L 21600 0 21600 21600 0 21600 0 0 Z N"/></draw:custom-shape><draw:frame text:anchor-type="paragraph" draw:z-index="2" draw:name="Forme3" draw:style-name="gr3" draw:text-style-name="P83" svg:width="7.316cm" svg:height="0.927cm" svg:x="6.862cm" svg:y="0.356cm"><draw:text-box><text:p><text:span text:style-name="T34">2 – 3 mois à partir du 1</text:span><text:span text:style-name="T35">er</text:span><text:span text:style-name="T34"> juin 2020</text:span></text:p></draw:text-box></draw:frame></text:p>
      <text:p text:style-name="P3"/>
      <text:p text:style-name="P2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/>
            <text:p text:style-name="P58">Ambre LAMOUCHI</text:p>
            <text:p text:style-name="P35"/>
            <text:p text:style-name="P33">21 ans</text:p>
            <text:p text:style-name="P35">07 83 35 16 86</text:p>
            <text:p text:style-name="P33">271 av. Puech de Massane</text:p>
            <text:p text:style-name="P33">34080 <text:s/>Montpellier</text:p>
            <text:p text:style-name="P33"><text:a xlink:type="simple" xlink:href="mailto:lamouchiambre@gmail.com" text:style-name="Internet_20_link" text:visited-style-name="Visited_20_Internet_20_Link">lamouchiambre@gmail.com</text:a></text:p>
            <text:p text:style-name="P75"/>
            <text:p text:style-name="P9"><text:span text:style-name="T28">Compétences</text:span> <text:span text:style-name="T28">informatiques</text:span></text:p>
            <text:p text:style-name="P36"/>
            <text:p text:style-name="P34"><text:span text:style-name="T1">Bureautique : </text:span>Pack office, <text:span text:style-name="T31">pack microsoft, linux, lateX</text:span></text:p>
          </table:table-cell>
          <table:table-cell table:style-name="Tableau1.B1" office:value-type="string">
            <text:p text:style-name="P14">Formation</text:p>
            <text:p text:style-name="P16"/>
            <text:p text:style-name="P80"><text:span text:style-name="T23">2019- en cours <text:s text:c="15"/></text:span><text:span text:style-name="T24">Licence 3 Cursus Master Ingénierie - Informatique <text:s text:c="41"/></text:span></text:p>
            <text:p text:style-name="P81"><text:span text:style-name="T25"><text:s text:c="40"/>Université de Montpellier</text:span></text:p>
            <text:list xml:id="list1894409997" text:style-name="L1">
              <text:list-item>
                <text:p text:style-name="P39">Étude des préférences dans l’expression de la quantification</text:p>
                <text:list>
                  <text:list-item>
                    <text:p text:style-name="P39">Travaux encadrés de recherche sur 1 an</text:p>
                  </text:list-item>
                </text:list>
              </text:list-item>
            </text:list>
            <text:list xml:id="list182221494" text:style-name="L2">
              <text:list-item>
                <text:list>
                  <text:list-header>
                    <text:p text:style-name="P60"/>
                  </text:list-header>
                </text:list>
              </text:list-item>
            </text:list>
            <text:p text:style-name="P28"><text:span text:style-name="T5">2017-2019 <text:s text:c="22"/></text:span><text:span text:style-name="T1">Licence 1 &amp; 2 en Cursus Master Ingénierie -</text:span><text:span text:style-name="T4">Informatique</text:span><text:span text:style-name="T1"> </text:span><text:span text:style-name="T5"><text:s text:c="37"/></text:span></text:p>
            <text:p text:style-name="P57"><text:s text:c="41"/>Université de Montpellier</text:p>
            <text:list xml:id="list129859441" text:style-name="L3">
              <text:list-item>
                <text:p text:style-name="P40">Visualisation des Fractales de Mandelbrot</text:p>
                <text:list>
                  <text:list-item>
                    <text:p text:style-name="P40">projet de programmation sur 3 mois</text:p>
                  </text:list-item>
                  <text:list-item>
                    <text:p text:style-name="P40">Réalisation d’un logiciel de représentation des <text:span text:style-name="T30">F</text:span>ractales de Mandelbrot en c++ et opengl</text:p>
                  </text:list-item>
                </text:list>
              </text:list-item>
            </text:list>
            <text:list xml:id="list2731757223" text:style-name="L4">
              <text:list-item>
                <text:list>
                  <text:list-header>
                    <text:p text:style-name="P59"/>
                  </text:list-header>
                </text:list>
              </text:list-item>
            </text:list>
            <text:p text:style-name="P61"/>
            <text:p text:style-name="P31">2016-2017 <text:s text:c="22"/><text:span text:style-name="T2">1er</text:span><text:span text:style-name="T1"> année de Classe Préparatoire aux Grandes Écoles en Physique Chimie et Science de </text:span></text:p>
            <text:p text:style-name="P31"><text:span text:style-name="T6"><text:s text:c="40"/></text:span><text:span text:style-name="T1">l’Ingénieur</text:span></text:p>
            <text:p text:style-name="P32"><text:s text:c="40"/>Lycée Joffre, Montpellier</text:p>
            <text:p text:style-name="P62"/>
            <text:p text:style-name="P37"><text:span text:style-name="T20">2016 <text:s text:c="31"/></text:span><text:span text:style-name="T21">Baccalauréat scientifique spécialité Mathématiques Mention bien</text:span></text:p>
            <text:p text:style-name="P32"><text:s text:c="40"/>Lycée Jean Monnet, Montpellier</text:p>
          </table:table-cell>
        </table:table-row>
        <table:table-row table:style-name="Tableau1.2">
          <table:table-cell table:style-name="Tableau1.A1" office:value-type="string">
            <text:p text:style-name="P30"><text:span text:style-name="T1">Modélisation :</text:span><text:span text:style-name="T5"> UML</text:span></text:p>
            <text:p text:style-name="P34"><text:span text:style-name="T1">Logiciel :</text:span> </text:p>
            <text:p text:style-name="P29">Java, C++, C, Python, <text:s/>Scheme, <text:span text:style-name="T30">oracleSQL, openGL</text:span></text:p>
            <text:p text:style-name="P35">Web :</text:p>
            <text:p text:style-name="P29">HTML<text:span text:style-name="T30">5,</text:span> CSS<text:span text:style-name="T30">3,</text:span> PHP <text:span text:style-name="T30">7,</text:span> javascript</text:p>
            <text:p text:style-name="P53">three.js</text:p>
            <text:p text:style-name="P24"/>
            <text:p text:style-name="P65"/>
            <text:p text:style-name="P74">Centre <text:span text:style-name="T32">d'intérêt</text:span></text:p>
            <text:p text:style-name="P78"/>
            <text:p text:style-name="P68">Théâtre </text:p>
            <text:p text:style-name="P66"><text:span text:style-name="T22">M</text:span>embre de la compagnie « Mandragor »participation à des festivals et à des représentations théâtrales de 2006 à 2016.</text:p>
            <text:p text:style-name="P64"/>
            <text:p text:style-name="P55">Game Jam :</text:p>
            <text:p text:style-name="P53">EduGameJam 2019 : « L’oeil de Jean » 4eme place</text:p>
          </table:table-cell>
          <table:table-cell table:style-name="Tableau1.B2" office:value-type="string">
            <text:p text:style-name="P7"><text:span text:style-name="T28">Expérience</text:span> informatique</text:p>
            <text:p text:style-name="P12"/>
            <text:p text:style-name="P7"><text:span text:style-name="T8">2019 Août <text:s text:c="23"/></text:span><text:span text:style-name="T11">Stage d’initiation à la recherche : l'Intelligence Artificielle </text:span></text:p>
            <text:p text:style-name="P22"><text:s text:c="40"/>Centre International de Mathématiques et Informatique (CIMI), Toulouse</text:p>
            <text:list xml:id="list3189300923" text:style-name="L6">
              <text:list-item>
                <text:p text:style-name="P41"><text:span text:style-name="T31">A</text:span>pprentissage de techniques de l’Intelligence Artificielle.</text:p>
              </text:list-item>
              <text:list-item>
                <text:p text:style-name="P41">Compréhension des enjeux sociétaux et risques éthiques</text:p>
              </text:list-item>
            </text:list>
            <text:list xml:id="list1008635679" text:style-name="L7">
              <text:list-header>
                <text:p text:style-name="P70"/>
              </text:list-header>
            </text:list>
            <text:p text:style-name="P10"><text:span text:style-name="T8">2019 juin (2 mois) <text:s text:c="11"/></text:span><text:span text:style-name="T11">Stage de Recherche </text:span></text:p>
            <text:p text:style-name="P38"><text:span text:style-name="T26"><text:s text:c="40"/></text:span>Laboratoire d’Informatique, de Robotique et de Microélectronique de Montpellier</text:p>
            <text:list xml:id="list3753461427" text:style-name="L8">
              <text:list-item>
                <text:p text:style-name="P42">Synthèse bibliographie sur l’ensemble des projet de  « immersive annalytics »</text:p>
              </text:list-item>
              <text:list-item>
                <text:p text:style-name="P48"><text:span text:style-name="T14">Développement et implémentation d’un programme de visualisation de graphique </text:span><text:span text:style-name="T15">(</text:span><text:span text:style-name="T14">l’occulus</text:span><text:span text:style-name="T15">)</text:span><text:span text:style-name="T14">.</text:span></text:p>
              </text:list-item>
            </text:list>
            <text:list xml:id="list3183355859" text:style-name="L9">
              <text:list-header>
                <text:p text:style-name="P71"/>
              </text:list-header>
            </text:list>
            <text:p text:style-name="P10"><text:span text:style-name="T8">201</text:span><text:span text:style-name="T9">6</text:span><text:span text:style-name="T8"> <text:s/>Août <text:s text:c="22"/></text:span><text:span text:style-name="T11">Stage initiation à la recherche : Sécurité</text:span></text:p>
            <text:p text:style-name="P22"><text:s text:c="40"/>Centre International de Mathématiques et Informatique (CIMI), Toulouse</text:p>
            <text:list xml:id="list3260170605" text:style-name="L10">
              <text:list-item>
                <text:p text:style-name="P43">Apprentissage des fondements de la sécurité informatique et de la cryptographie</text:p>
              </text:list-item>
            </text:list>
            <text:list xml:id="list2304006768" text:style-name="L11">
              <text:list-header>
                <text:p text:style-name="P72"/>
              </text:list-header>
            </text:list>
            <text:p text:style-name="P79"><text:span text:style-name="T8">2015 avril <text:s text:c="24"/></text:span><text:span text:style-name="T11">Ateliers et 2 camps d'informatique</text:span></text:p>
            <text:p text:style-name="P69"><text:s text:c="40"/>Epitech, Montpellier</text:p>
            <text:list xml:id="list277657574" text:style-name="L20">
              <text:list-item>
                <text:p text:style-name="P50"><text:span text:style-name="T14">Découverte et apprentissage du code à travers les jeux vidéo</text:span></text:p>
              </text:list-item>
            </text:list>
            <text:list xml:id="list1603533489" text:style-name="L13">
              <text:list-header>
                <text:p text:style-name="P73"><text:span text:style-name="T18"/></text:p>
              </text:list-header>
            </text:list>
            <text:p text:style-name="P10"><text:span text:style-name="T8">2014 <text:s text:c="31"/></text:span><text:span text:style-name="T11">MathC2+ initiation à la recherche sciences mathématiques et informatique</text:span></text:p>
            <text:p text:style-name="P27"><text:span text:style-name="T13"><text:s text:c="40"/></text:span><text:span text:style-name="T11">Facultés</text:span><text:span text:style-name="T19"> des sciences, Montpellier</text:span></text:p>
            <text:list xml:id="list3315814099" text:style-name="L12">
              <text:list-item>
                <text:p text:style-name="P44">Découverte de la bio-informatique, programmation : initiation au langage Python, utilisation d'Aduino</text:p>
              </text:list-item>
            </text:list>
          </table:table-cell>
        </table:table-row>
        <table:table-row table:style-name="Tableau1.3">
          <table:table-cell table:style-name="Tableau1.A1" office:value-type="string">
            <text:p text:style-name="P77"/>
            <text:p text:style-name="P76"/>
            <text:p text:style-name="P76">Dipl<text:span text:style-name="T32">ô</text:span>me </text:p>
            <text:p text:style-name="P67">2019 - C2i niveau 1</text:p>
            <text:p text:style-name="P67">2016 - Baccalauréat</text:p>
          </table:table-cell>
          <table:table-cell table:style-name="Tableau1.B3" office:value-type="string">
            <text:p text:style-name="P13">Autres expériences</text:p>
            <text:p text:style-name="P12"/>
            <text:p text:style-name="P17">2018 Août <text:span text:style-name="T29">(1mois)</text:span> <text:s text:c="10"/><text:span text:style-name="T1">Assistante administrative </text:span><text:s text:c="67"/></text:p>
            <text:p text:style-name="P18"><text:span text:style-name="T7"><text:s text:c="40"/>Crédit Foncier, Charenton-Le-Pont (94) <text:s text:c="2"/></text:span><text:s/></text:p>
            <text:list xml:id="list3947907196" text:style-name="L15">
              <text:list-item>
                <text:p text:style-name="P45">Mise à Jour des dossiers du service Mise En Place</text:p>
              </text:list-item>
              <text:list-item>
                <text:p text:style-name="P45">Constitution de demande d’expertise</text:p>
              </text:list-item>
            </text:list>
            <text:list xml:id="list509147794" text:style-name="L16">
              <text:list-header>
                <text:p text:style-name="P63"/>
              </text:list-header>
            </text:list>
            <text:p text:style-name="P17">2018 Juin <text:s text:c="24"/><text:span text:style-name="T1">Stage d’enseignement dans une école d’application</text:span></text:p>
            <text:p text:style-name="P23"><text:s text:c="40"/>École Charles Daviler Montpellier</text:p>
            <text:list xml:id="list989638900" text:style-name="L17">
              <text:list-item>
                <text:p text:style-name="P46">Assistance et support techniques des enseignants </text:p>
              </text:list-item>
              <text:list-item>
                <text:p text:style-name="P46">Mise en place d’art informatique</text:p>
              </text:list-item>
            </text:list>
          </table:table-cell>
        </table:table-row>
        <table:table-row table:style-name="Tableau1.4">
          <table:table-cell table:style-name="Tableau1.A1" office:value-type="string">
            <text:p text:style-name="P15">Langues</text:p>
            <text:p text:style-name="P26"/>
            <text:p text:style-name="P20"><text:span text:style-name="T1">Anglais : </text:span><text:span text:style-name="T3">écrit</text:span> B1, orale A2</text:p>
            <text:p text:style-name="P21"><text:span text:style-name="T1">Espagnol : </text:span>A2</text:p>
          </table:table-cell>
          <table:table-cell table:style-name="Tableau1.B4" office:value-type="string">
            <text:p text:style-name="P14">Association et <text:span text:style-name="T27">Bénévolat</text:span></text:p>
            <text:p text:style-name="P11"/>
            <text:p text:style-name="P8"><text:span text:style-name="T8">2019 <text:s text:c="31"/></text:span><text:span text:style-name="T10">Trésorière</text:span><text:span text:style-name="T11"> de l'association « Hello World »</text:span></text:p>
            <text:list xml:id="list4164146556" text:style-name="L18">
              <text:list-item>
                <text:p text:style-name="P49"><text:span text:style-name="T16">Participation </text:span><text:span text:style-name="T17">à</text:span><text:span text:style-name="T16"> l'organisation de la festiscience </text:span><text:span text:style-name="T17">2020</text:span></text:p>
              </text:list-item>
              <text:list-item>
                <text:p text:style-name="P52"><text:span text:style-name="T17">G</text:span><text:span text:style-name="T16">estion des finance de l’association</text:span></text:p>
              </text:list-item>
              <text:list-item>
                <text:p text:style-name="P51"><text:span text:style-name="T16">Réalisation d’un projet sur le deepLearning (création de la machine « Menace »)</text:span></text:p>
              </text:list-item>
            </text:list>
            <text:p text:style-name="P25"/>
            <text:p text:style-name="P19">19 février 2019 <text:s text:c="15"/><text:span text:style-name="T1">Volontaire aux Portes ouvertes</text:span></text:p>
            <text:list xml:id="list714414265" text:style-name="L19">
              <text:list-item>
                <text:p text:style-name="P47">Accueil des étudiants au stand du département informatique et présentation du parcours universitaire</text:p>
              </text:list-item>
            </text:list>
          </table:table-cell>
        </table:table-row>
        <text:soft-page-break/>
        <table:table-row table:style-name="Tableau1.5"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44:43.961480128</meta:creation-date>
    <dc:date>2019-10-14T16:35:23.883756322</dc:date>
    <meta:editing-duration>PT5H2M23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2" meta:paragraph-count="81" meta:word-count="471" meta:character-count="4055" meta:non-whitespace-character-count="2760"/>
  </office:meta>
</office:document-meta>
</file>